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>
      <style:text-properties fo:language="ru" fo:country="RU"/>
    </style:style>
    <style:style style:name="T1" style:family="text">
      <style:text-properties fo:font-variant="normal" fo:text-transform="none" fo:color="#1a202c" style:font-name="Roboto" fo:font-size="10.5pt" fo:letter-spacing="normal" fo:font-style="normal" fo:font-weight="normal" loext:padding="0.0193in" loext:border="0.06pt solid #e2e8f0"/>
    </style:style>
    <style:style style:name="T2" style:family="text">
      <style:text-properties fo:language="ru" fo:country="RU"/>
    </style:style>
    <style:style style:name="T3" style:family="text">
      <style:text-properties fo:color="#0f9aee" style:text-line-through-style="none" style:text-line-through-type="none" style:text-underline-style="none" style:text-blinking="false" fo:background-color="#ffffff" loext:char-shading-value="0" loext:padding="0.0193in" loext:border="0.06pt solid #e2e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hat is Node</text:h>
      <text:p text:style-name="Text_20_body"><text:span text:style-name="Strong_20_Emphasis"><text:span text:style-name="T2">NodeJS </text:span></text:span><text:span text:style-name="T2">— это серверная платформа для разработки исполняемого кода на JavaScript.</text:span></text:p>
      <text:p text:style-name="P1">NodeJS является однопоточным сервером. Грубо говоря, он будет работать на 1 ядре вашего устройства, за некоторыми исключениями.</text:p>
      <text:p text:style-name="P1">Практически весь NodeJS построен на коллбеках, как уже неоднократно упоминалось на лекциях.<text:line-break/><text:line-break/>Вся экосистема JavaScript работает благодаря NodeJS, в частности, для сборки и запуска проектов.</text:p>
      <text:p text:style-name="Text_20_body"><text:span text:style-name="T2">Например, файл </text:span><text:span text:style-name="Strong_20_Emphasis"><text:span text:style-name="T2">package.json </text:span></text:span><text:span text:style-name="T2">является входной точкой для любого NodeJS-проекта. Он содержит поля с различными библиотеками и зависимостями, которые необходимы для функционирования проекта.<text:line-break/><text:line-break/>Ранее затрагивалась тема контектов и мы можем вспомнить, что в NodeJS глобальным контекстом является объект global.<text:line-break/><text:line-break/>На курсе мы будем использовать Node 12 (LTS), так как 13 версия еще совсем новая и имеет определенные проблемы с разверткой проектов на некоторых ресурсах.</text:span></text:p>
      <text:p text:style-name="P2"/>
      <text:p text:style-name="P2"><text:span text:style-name="Strong_20_Emphasis">Полезные ссылки:</text:span><text:line-break/><text:a xlink:type="simple" xlink:href="https://v8.dev/" text:style-name="Internet_20_link" text:visited-style-name="Visited_20_Internet_20_Link">Официальный сайт движка V8</text:a><text:line-break/><text:a xlink:type="simple" xlink:href="https://nodejs.org/" text:style-name="Internet_20_link" text:visited-style-name="Visited_20_Internet_20_Link">Официальный сайт Node.js</text:a><text:line-break/><text:a xlink:type="simple" xlink:href="https://repl.it/" text:style-name="Internet_20_link" text:visited-style-name="Visited_20_Internet_20_Link">Онлайновая среда разработки Repl.it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5:12:15.530372629</meta:creation-date>
    <dc:date>2020-04-25T15:15:23.595310302</dc:date>
    <meta:editing-duration>PT2M41S</meta:editing-duration>
    <meta:editing-cycles>4</meta:editing-cycles>
    <meta:generator>LibreOffice/6.4.2.2$Linux_X86_64 LibreOffice_project/40$Build-2</meta:generator>
    <meta:document-statistic meta:table-count="0" meta:image-count="0" meta:object-count="0" meta:page-count="1" meta:paragraph-count="6" meta:word-count="131" meta:character-count="973" meta:non-whitespace-character-count="844"/>
  </office:meta>
</office:document-meta>
</file>